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T1" style:family="text">
      <style:text-properties style:use-window-font-color="true" fo:language="pt" fo:country="BR" style:language-asian="zh" style:country-asian="CN" style:language-complex="hi" style:country-complex="IN" style:font-name="F" fo:font-size="12pt" style:letter-kerning="true" style:font-name-asian="F" style:font-name-complex="Lucida Sans1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at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resp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2.8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.00</text:p>
          </table:table-cell>
          <table:table-cell table:style-name="ce2" office:value-type="string" calcext:value-type="string" table:number-columns-spanned="7" table:number-rows-spanned="8">
            <text:p><text:span text:style-name="T1">Um experimento em blocos casualizados (DBC) avaliou o peso seco (kg/parcela) de brócolis</text:span></text:p>
            <text:p><text:span text:style-name="T1">em 4 tipos de cobertura morta (T1: sorgo, T2: crotalária; T3: milheto e T4: vegetação espontânea). </text:span></text:p>
          </table:table-cell>
          <table:covered-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30</text:p>
          </table:table-cell>
          <table:covered-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.50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30</text:p>
          </table:table-cell>
          <table:covered-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64.10</text:p>
          </table:table-cell>
          <table:covered-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90</text:p>
          </table:table-cell>
          <table:covered-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40</text:p>
          </table:table-cell>
          <table:covered-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.40</text:p>
          </table:table-cell>
          <table:covered-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2.1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67.2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9.3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.6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.6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.2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7.4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9.0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5.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2.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.00</text:p>
          </table:table-cell>
          <table:table-cell table:number-columns-repeated="7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10:42:26.551000000</meta:creation-date>
    <dc:date>2025-01-10T10:56:16.403000000</dc:date>
    <meta:editing-duration>PT8M39S</meta:editing-duration>
    <meta:editing-cycles>1</meta:editing-cycles>
    <meta:document-statistic meta:table-count="1" meta:cell-count="64" meta:object-count="0"/>
    <meta:generator>LibreOffice/7.5.5.2$Windows_X86_64 LibreOffice_project/ca8fe7424262805f223b9a2334bc7181abbcbf5e</meta:generator>
  </office:meta>
</office:document-meta>
</file>